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outline1">
      <style:graphic-properties draw:fill-color="#00a933" fo:min-height="11.9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r9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00a933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69a2e"/>
    </style:style>
    <style:style style:name="T6" style:family="text">
      <style:text-properties fo:color="#a7074b"/>
    </style:style>
    <style:style style:name="T7" style:family="text">
      <style:text-properties fo:color="#c9211e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Scripts vs. <text:line-break/>Compiled Program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ode Discussions, 12 Nov 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text-style-name="P3" draw:layer="layout" svg:width="11.711cm" svg:height="16.656cm" svg:x="2cm" svg:y="1.524cm" presentation:class="outline" presentation:user-transformed="true">
          <draw:text-box>
            <text:list text:style-name="L2">
              <text:list-header>
                <text:p><text:span text:style-name="T1">Scripts</text:span></text:p>
              </text:list-header>
              <text:list-item>
                <text:p><text:span text:style-name="T2">Code is interpreted</text:span></text:p>
              </text:list-item>
              <text:list-item>
                <text:p><text:span text:style-name="T2">Read in line by line </text:span><text:span text:style-name="T2">with every call</text:span></text:p>
              </text:list-item>
              <text:list-item>
                <text:p><text:span text:style-name="T2">Halts as soon as error </text:span><text:span text:style-name="T2">encountered</text:span></text:p>
              </text:list-item>
              <text:list-item>
                <text:p><text:span text:style-name="T2">Use: Testing, change a </text:span><text:span text:style-name="T2">lot</text:span></text:p>
              </text:list-item>
              <text:list-item>
                <text:p><text:span text:style-name="T2">Languages: PHP, </text:span><text:span text:style-name="T2">JavaScript, Python</text:span></text:p>
              </text:list-item>
            </text:list>
          </draw:text-box>
        </draw:frame>
        <draw:frame presentation:style-name="pr4" draw:text-style-name="P1" draw:layer="layout" svg:width="12.372cm" svg:height="16.656cm" svg:x="14.298cm" svg:y="1.524cm" presentation:class="outline" presentation:user-transformed="true">
          <draw:text-box>
            <text:list text:style-name="L2">
              <text:list-header>
                <text:p text:style-name="P4"><text:span text:style-name="T1">Compiled Programs</text:span></text:p>
              </text:list-header>
              <text:list-item>
                <text:p text:style-name="P4"><text:span text:style-name="T2">Code is compiled first</text:span></text:p>
                <text:p text:style-name="P4"><text:span text:style-name="T3">(converted to native </text:span><text:span text:style-name="T3">machine code)</text:span></text:p>
              </text:list-item>
              <text:list-item>
                <text:p text:style-name="P4"><text:span text:style-name="T2">Errors reported </text:span><text:span text:style-name="T2">collectively</text:span></text:p>
              </text:list-item>
              <text:list-item>
                <text:p text:style-name="P4"><text:span text:style-name="T2">Programs run faster</text:span></text:p>
              </text:list-item>
              <text:list-item>
                <text:p text:style-name="P4"><text:span text:style-name="T2">Use: Compile once, </text:span><text:span text:style-name="T2">use often, more </text:span><text:span text:style-name="T2">complex programs</text:span></text:p>
              </text:list-item>
              <text:list-item>
                <text:p text:style-name="P4"><text:span text:style-name="T2">Languages: C, C++</text:span></text:p>
              </text:list-item>
            </text:list>
          </draw:text-box>
        </draw:frame>
        <draw:frame draw:style-name="gr2" draw:text-style-name="P5" draw:layer="layout" svg:width="25.635cm" svg:height="1.674cm" svg:x="1.016cm" svg:y="18.138cm">
          <draw:text-box>
            <text:p><text:span text:style-name="T4">https://www.geeksforgeeks.org/whats-the-difference-between-scripting-and-programming-languag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">
        <office:forms form:automatic-focus="false" form:apply-design-mode="false"/>
        <draw:frame presentation:style-name="pr6" draw:text-style-name="P7" draw:layer="layout" svg:width="23.654cm" svg:height="13.608cm" svg:x="2cm" svg:y="4.572cm" presentation:class="outline" presentation:user-transformed="true">
          <draw:text-box>
            <text:list text:style-name="L2">
              <text:list-header>
                <text:p text:style-name="P6">But since computing is becoming too modern there are <text:span text:style-name="T5">interpreters</text:span> for <text:span text:style-name="T6">compiled </text:span><text:span text:style-name="T6">languages</text:span> and <text:span text:style-name="T6">compilers</text:span> for <text:span text:style-name="T5">scripting </text:span><text:span text:style-name="T5">languages</text:span></text:p>
                <text:p text:style-name="P6">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CINT – A C++ Interpreter</text:p>
          </draw:text-box>
        </draw:frame>
        <draw:frame presentation:style-name="pr4" draw:text-style-name="P1" draw:layer="layout" svg:width="24.416cm" svg:height="12.18cm" svg:x="2cm" svg:y="6cm" presentation:class="outline" presentation:user-transformed="true">
          <draw:text-box>
            <text:list text:style-name="L2">
              <text:list-item>
                <text:p>Tool for rapid prototyping and scripting in C++</text:p>
              </text:list-item>
              <text:list-item>
                <text:p>ROOT command line interpreter</text:p>
              </text:list-item>
              <text:list-item>
                <text:p>Availble as stand-alone product:</text:p>
                <text:list>
                  <text:list-header>
                    <text:p><text:a xlink:href="http://root.cern.ch/cint" xlink:type="simple">http://root.cern.ch/cint</text:a></text:p>
                  </text:list-header>
                </text:list>
              </text:list-item>
              <text:list-item>
                <text:p>Makes mixing of native code execution and interpretation possible</text:p>
              </text:list-item>
              <text:list-item>
                <text:p>Simplifies usage of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OOT Command Lin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Type root</text:p>
              </text:list-item>
              <text:list-item>
                <text:p>Create a TLine: TLine l</text:p>
              </text:list-item>
              <text:list-item>
                <text:p>Modify TLine: l.SetX1(10)</text:p>
              </text:list-item>
              <text:list-item>
                <text:p>Show its properties: l.Print()</text:p>
              </text:list-item>
              <text:list-item>
                <text:p>Get class information: .class Tline</text:p>
                <text:p/>
                <text:p><text:span text:style-name="T7">Note: - </text:span><text:span text:style-name="T8">Terminating </text:span><text:span text:style-name="T8">with ; not necessar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Raw interpreter </text:span><text:span text:style-name="T8">commands start </text:span><text:span text:style-name="T8">with a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OOT Command Lin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Type root</text:p>
              </text:list-item>
              <text:list-item>
                <text:p>Create your favourite root object</text:p>
              </text:list-item>
              <text:list-item>
                <text:p>Modify it</text:p>
              </text:list-item>
              <text:list-item>
                <text:p>Show its properties</text:p>
              </text:list-item>
              <text:list-item>
                <text:p>Get its class information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OOT Command Lin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9">Multi-Line </text:span><text:span text:style-name="T9">Commands</text:span></text:p>
              </text:list-header>
              <text:list-item>
                <text:p>Start with {</text:p>
              </text:list-item>
              <text:list-item>
                <text:p>End with }</text:p>
              </text:list-item>
              <text:list-item>
                <text:p>Abort with @</text:p>
              </text:list-item>
              <text:list-item>
                <text:p>Lines have to be terminated with ;</text:p>
              </text:list-item>
              <text:list-item>
                <text:p>All objects created in globalscope</text:p>
              </text:list-item>
              <text:list-item>
                <text:p>No backup → Better write a script!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Unnamed Scrip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Place basically the same code into a script</text:p>
              </text:list-item>
              <text:list-item>
                <text:p>unnamed_script.C</text:p>
              </text:list-item>
              <text:list-item>
                <text:p>Execute by</text:p>
                <text:list>
                  <text:list-item>
                    <text:p>root unnamed_script.C</text:p>
                  </text:list-item>
                  <text:list-item>
                    <text:p>In root session: .x unnamed_script.C</text:p>
                  </text:list-item>
                </text:list>
              </text:list-item>
              <text:list-item>
                <text:p>Check location: .which <text:span text:style-name="T10">script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Named Scrip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named_script.C</text:p>
              </text:list-item>
              <text:list-item>
                <text:p>Execute in root session:</text:p>
                <text:list>
                  <text:list-item>
                    <text:p>.L named_script.C</text:p>
                  </text:list-item>
                  <text:list-item>
                    <text:p>run()</text:p>
                  </text:list-item>
                </text:list>
              </text:list-item>
              <text:list-item>
                <text:p>Functions in script are loaded and can be executed multiple times</text:p>
              </text:list-item>
              <text:list-item>
                <text:p text:style-name="P4">Parameters can be added to functio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Named Scripts with named function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Function has same name as script</text:p>
              </text:list-item>
              <text:list-item>
                <text:p>named_script_named_function.C</text:p>
              </text:list-item>
              <text:list-item>
                <text:p>Execute in root session:</text:p>
                <text:list>
                  <text:list-item>
                    <text:p>.x named_script_named_function.C</text:p>
                  </text:list-item>
                  <text:list-item>
                    <text:p text:style-name="P9">named_script_named_function.C(2)</text:p>
                  </text:list-item>
                </text:list>
              </text:list-item>
              <text:list-item>
                <text:p>In terminal:</text:p>
                <text:list>
                  <text:list-item>
                    <text:p text:style-name="P9"><text:span text:style-name="T11">root </text:span><text:span text:style-name="T11">‘</text:span>named_script_named_function.C(2)’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Named Scrip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Objects are created on stack</text:p>
              </text:list-item>
              <text:list-item>
                <text:p>Deleted when function exits</text:p>
              </text:list-item>
              <text:list-item>
                <text:p>Create object on heap: Use “new”</text:p>
              </text:list-item>
              <text:list-item>
                <text:p>Object stays intact after function exits</text:p>
              </text:list-item>
              <text:list-item>
                <text:p><text:span text:style-name="T9">BUT</text:span>: Pointer is deleted</text:p>
              </text:list-item>
              <text:list-item>
                <text:p>Retrieve by gDirectory→Get(<text:span text:style-name="T10">object</text:span><text:span text:style-name="T10">name</text:span>)</text:p>
              </text:list-item>
              <text:list-item>
                <text:p>Deleted when current directory clos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ACLiC - <text:span text:style-name="T12">The Automatic Compiler of Libraries for CINT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Compiles, links and dynamically loads scripts</text:p>
              </text:list-item>
              <text:list-item>
                <text:p>Uses C++ compiler and linker</text:p>
                <text:list>
                  <text:list-header>
                    <text:p><text:span text:style-name="T13">(same options as used </text:span><text:span text:style-name="T13">for ROOT executable)</text:span></text:p>
                  </text:list-header>
                </text:list>
              </text:list-item>
              <text:list-item>
                <text:p>Runs at speed of compiled C++</text:p>
              </text:list-item>
              <text:list-item>
                <text:p>All C++ language constructs available</text:p>
              </text:list-item>
              <text:list-item>
                <text:p>No Makefile need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ACLiC - <text:span text:style-name="T12">The Automatic Compiler of Libraries for CINT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9">Example</text:span>: compiled_script.C</text:p>
              </text:list-header>
              <text:list-item>
                <text:p>Headers must be included</text:p>
              </text:list-item>
              <text:list-item>
                <text:p>Load and compile: .L compiled_script.C+</text:p>
              </text:list-item>
              <text:list-item>
                <text:p text:style-name="P4"><text:span text:style-name="T11">Execute and </text:span><text:span text:style-name="T11">compile: </text:span>.x compiled_script.C+</text:p>
                <text:list>
                  <text:list-header>
                    <text:p><text:span text:style-name="T13">(only recompiles if </text:span><text:span text:style-name="T13">changed)</text:span></text:p>
                  </text:list-header>
                </text:list>
              </text:list-item>
              <text:list-item>
                <text:p><text:span text:style-name="T14">Force recompile: .X </text:span><text:span text:style-name="T14">compiled_script.C++</text:span></text:p>
              </text:list-item>
              <text:list-item>
                <text:p><text:span text:style-name="T14">Add debug or </text:span><text:span text:style-name="T14">optimization option:</text:span></text:p>
                <text:list>
                  <text:list-header>
                    <text:p><text:span text:style-name="T15">append </text:span><text:span text:style-name="T16">‘g’ or ‘o’</text:span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More Detail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https://root.cern.ch/root/html534/guides/users-guide/CINT.html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3">
        <office:forms form:automatic-focus="false" form:apply-design-mode="false"/>
        <draw:frame presentation:style-name="pr4" draw:text-style-name="P3" draw:layer="layout" svg:width="11.711cm" svg:height="13.836cm" svg:x="2cm" svg:y="4.344cm" presentation:class="outline" presentation:user-transformed="true">
          <draw:text-box>
            <text:list text:style-name="L2">
              <text:list-header>
                <text:p><text:span text:style-name="T1">Scripts</text:span></text:p>
              </text:list-header>
              <text:list-item>
                <text:p><text:span text:style-name="T2">Draw a quick </text:span><text:span text:style-name="T2">histogram about some </text:span><text:span text:style-name="T2">feature of your data</text:span></text:p>
              </text:list-item>
              <text:list-item>
                <text:p><text:span text:style-name="T2">Job submission on </text:span><text:span text:style-name="T2">cluster</text:span></text:p>
              </text:list-item>
              <text:list-item>
                <text:p><text:span text:style-name="T2">Start your MC </text:span><text:span text:style-name="T2">generator</text:span></text:p>
              </text:list-item>
            </text:list>
          </draw:text-box>
        </draw:frame>
        <draw:frame presentation:style-name="pr4" draw:text-style-name="P1" draw:layer="layout" svg:width="12.372cm" svg:height="14.116cm" svg:x="14.298cm" svg:y="4.064cm" presentation:class="outline" presentation:user-transformed="true">
          <draw:text-box>
            <text:list text:style-name="L2">
              <text:list-header>
                <text:p text:style-name="P4"><text:span text:style-name="T1">Compiled Programs</text:span></text:p>
              </text:list-header>
              <text:list-item>
                <text:p text:style-name="P4"><text:span text:style-name="T2">ROOT</text:span></text:p>
              </text:list-item>
              <text:list-item>
                <text:p text:style-name="P4"><text:span text:style-name="T2">PandaRoot/Hydra</text:span></text:p>
              </text:list-item>
              <text:list-item>
                <text:p text:style-name="P4"><text:span text:style-name="T2">Libraries/Tools </text:span><text:span text:style-name="T2">developed once, used </text:span><text:span text:style-name="T2">often</text:span></text:p>
                <text:list>
                  <text:list-item>
                    <text:p><text:span text:style-name="T2">KinFit library</text:span></text:p>
                  </text:list-item>
                  <text:list-item>
                    <text:p><text:span text:style-name="T2">Executables for </text:span><text:span text:style-name="T2">calibration</text:span></text:p>
                  </text:list-item>
                </text:list>
              </text:list-item>
              <text:list-item>
                <text:p><text:span text:style-name="T2">The MC generator </text:span><text:span text:style-name="T2">itself</text:span></text:p>
              </text:list-item>
            </text:list>
          </draw:text-box>
        </draw:frame>
        <draw:frame presentation:style-name="pr9" draw:layer="layout" svg:width="24.599cm" svg:height="3.507cm" svg:x="2.001cm" svg:y="0.837cm" presentation:class="title" presentation:user-transformed="true">
          <draw:text-box>
            <text:p>Examples from Daily Lif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Further Topic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How to plan a programming project</text:p>
              </text:list-item>
              <text:list-item>
                <text:p>Build a library using cmake/mak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39:44.897140597</meta:creation-date>
    <meta:editing-duration>PT26M36S</meta:editing-duration>
    <meta:editing-cycles>7</meta:editing-cycles>
    <meta:generator>LibreOffice/6.4.7.2$Linux_X86_64 LibreOffice_project/40$Build-2</meta:generator>
    <dc:title>Impress</dc:title>
    <dc:date>2021-11-11T17:32:47.991399465</dc:date>
    <meta:document-statistic meta:object-count="99"/>
  </office:meta>
</office:document-meta>
</file>